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event_view.display_date('investigationStart'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event_view.display_date('investigationEnd'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event_view.display_date('investigationStart'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event_view.display_date('investigationEnd'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event_view.display_date('investigationStart'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event_view.display_date('investigationEnd'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event_view.display_date('investigationStart'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event_view.display_date('investigationEnd'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5T15:28:56.205894172</meta:creation-date>
    <dc:date>2018-05-15T15:30:16.191631922</dc:date>
    <dc:creator>bleybaert</dc:creator>
    <meta:editing-duration>PT1M20S</meta:editing-duration>
    <meta:editing-cycles>1</meta:editing-cycles>
    <meta:document-statistic meta:table-count="1" meta:image-count="0" meta:object-count="0" meta:page-count="1" meta:paragraph-count="20" meta:word-count="56" meta:character-count="464" meta:non-whitespace-character-count="438"/>
    <meta:generator>LibreOffice/5.4.6.2$Linux_X86_64 LibreOffice_project/40m0$Build-2</meta:generator>
  </office:meta>
</office:document-meta>
</file>